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automatic-styles>
    <style:style style:name="TableColumn2" style:family="table-column">
      <style:table-column-properties style:column-width="2.2222in"/>
    </style:style>
    <style:style style:name="TableColumn3" style:family="table-column">
      <style:table-column-properties style:column-width="4.6097in"/>
    </style:style>
    <style:style style:name="Table1" style:family="table" style:master-page-name="MP0">
      <style:table-properties style:width="6.8319in" fo:margin-left="0in" table:align="left"/>
    </style:style>
    <style:style style:name="TableRow4" style:family="table-row">
      <style:table-row-properties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/>
    </style:style>
    <style:style style:name="T19" style:parent-style-name="DefaultParagraphFont" style:family="text">
      <style:text-properties style:font-name="Arial" style:font-name-asian="Arial" style:font-name-complex="Arial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text-properties style:font-name="Arial" style:font-name-asian="Arial" style:font-name-complex="Arial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text-properties style:font-name="Arial" style:font-name-asian="Arial" style:font-name-complex="Arial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text-properties style:font-name="Arial" style:font-name-asian="Arial" style:font-name-complex="Arial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text-properties style:font-name="Arial" style:font-name-asian="Arial" style:font-name-complex="Arial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text-properties style:font-name="Arial" style:font-name-asian="Arial" style:font-name-complex="Arial"/>
    </style:style>
    <style:style style:name="P32" style:parent-style-name="Normal" style:family="paragraph">
      <style:text-properties style:font-name="Arial" style:font-name-asian="Arial" style:font-name-complex="Arial"/>
    </style:style>
    <style:style style:name="TableColumn34" style:family="table-column">
      <style:table-column-properties style:column-width="2.2083in"/>
    </style:style>
    <style:style style:name="TableColumn35" style:family="table-column">
      <style:table-column-properties style:column-width="4.618in"/>
    </style:style>
    <style:style style:name="Table33" style:family="table">
      <style:table-properties style:width="6.8263in" fo:margin-left="0in" table:align="left"/>
    </style:style>
    <style:style style:name="TableRow36" style:family="table-row">
      <style:table-row-properties style:min-row-height="1.6125in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7%"/>
      <style:text-properties style:font-name="Arial" style:font-name-asian="Arial" style:font-name-complex="Arial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text-properties style:font-name="Arial" style:font-name-asian="Arial" style:font-name-complex="Arial"/>
    </style:style>
    <style:style style:name="TableRow41" style:family="table-row">
      <style:table-row-properties style:min-row-height="1.6125in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text-properties style:font-name="Arial" style:font-name-asian="Arial" style:font-name-complex="Arial"/>
    </style:style>
    <style:style style:name="P44" style:parent-style-name="Normal" style:family="paragraph">
      <style:text-properties style:font-name="Arial" style:font-name-asian="Arial" style:font-name-complex="Arial"/>
    </style:style>
    <style:style style:name="P45" style:parent-style-name="Normal" style:family="paragraph">
      <style:text-properties style:font-name="Arial" style:font-name-asian="Arial" style:font-name-complex="Arial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text-properties style:font-name="Arial" style:font-name-asian="Arial" style:font-name-complex="Arial"/>
    </style:style>
    <style:style style:name="TableRow48" style:family="table-row">
      <style:table-row-properties style:min-row-height="1.6125in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text-properties style:font-name="Arial" style:font-name-asian="Arial" style:font-name-complex="Arial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text-properties style:font-name="Arial" style:font-name-asian="Arial" style:font-name-complex="Arial"/>
    </style:style>
    <style:style style:name="TableRow53" style:family="table-row">
      <style:table-row-properties style:min-row-height="1.6125in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text-properties style:font-name="Arial" style:font-name-asian="Arial" style:font-name-complex="Arial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text-properties style:font-name="Arial" style:font-name-asian="Arial" style:font-name-complex="Arial"/>
    </style:style>
    <style:style style:name="TableRow58" style:family="table-row">
      <style:table-row-properties style:min-row-height="1.6125in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text-properties style:font-name="Arial" style:font-name-asian="Arial" style:font-name-complex="Arial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text-properties style:font-name="Arial" style:font-name-asian="Arial" style:font-name-complex="Arial"/>
    </style:style>
    <style:style style:name="P63" style:parent-style-name="Normal" style:family="paragraph">
      <style:text-properties style:font-name="Arial" style:font-name-asian="Arial" style:font-name-complex="Ari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19">Date</text:span><office:annotation><dc:creator>MATKOV, Laura</dc:creator><dc:date>2024-02-06T18:10:00</dc:date><meta:creator-initials>ML</meta:creator-initials><text:p text:style-name="Normal">How do we intend this to be used for evaluation purposes. Does it need to reference interventions/initiatives (obviously in a general sense in the template) the school has introduced and if they feel this has had an impact on workload?</text:p></office:annotation></text:p>
          </table:table-cell>
          <table:table-cell table:style-name="TableCell20">
            <text:p text:style-name="P21"/>
          </table:table-cell>
        </table:table-row>
        <table:table-row table:style-name="TableRow22">
          <table:table-cell table:style-name="TableCell23">
            <text:p text:style-name="P24">Participan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Led by</text:p>
          </table:table-cell>
          <table:table-cell table:style-name="TableCell30">
            <text:p text:style-name="P31"/>
          </table:table-cell>
        </table:table-row>
      </table:table>
      <text:p text:style-name="P32"/>
      <table:table table:style-name="Table33">
        <table:table-columns>
          <table:table-column table:style-name="TableColumn34"/>
          <table:table-column table:style-name="TableColumn35"/>
        </table:table-columns>
        <table:table-row table:style-name="TableRow36">
          <table:table-cell table:style-name="TableCell37">
            <text:p text:style-name="P38">What<text:s/>initiatives<text:s/>are you aware of being done to reduce workload in our school?</text:p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>Has your workload reduced?</text:p>
            <text:p text:style-name="P44"/>
            <text:p text:style-name="P45">Why?</text:p>
          </table:table-cell>
          <table:table-cell table:style-name="TableCell46">
            <text:p text:style-name="P47"/>
          </table:table-cell>
        </table:table-row>
        <table:table-row table:style-name="TableRow48">
          <table:table-cell table:style-name="TableCell49">
            <text:p text:style-name="P50">Are there any<text:s/>other<text:s/>tasks that you think could be stopped, amended or refined while maintaining standards for pupils?</text:p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In addition to the initiatives you're already aware of, do you have any other suggestions that will reduce workload while maintaining standards for pupils?</text:p>
          </table:table-cell>
          <table:table-cell table:style-name="TableCell56">
            <text:p text:style-name="P57"/>
          </table:table-cell>
        </table:table-row>
        <table:table-row table:style-name="TableRow58">
          <table:table-cell table:style-name="TableCell59">
            <text:p text:style-name="P60">Is there anything else that we haven’t mentioned today that you'd like to talk about?</text:p>
          </table:table-cell>
          <table:table-cell table:style-name="TableCell61">
            <text:p text:style-name="P62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5in" fo:margin-bottom="0.4916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7" style:parent-style-name="Header" style:family="paragraph">
      <style:text-properties style:font-name="Arial" style:font-name-asian="Arial" style:font-name-complex="Arial"/>
    </style:style>
    <style:style style:name="TableColumn9" style:family="table-column">
      <style:table-column-properties style:column-width="2.0868in" style:use-optimal-column-width="false"/>
    </style:style>
    <style:style style:name="TableColumn10" style:family="table-column">
      <style:table-column-properties style:column-width="2.0868in" style:use-optimal-column-width="false"/>
    </style:style>
    <style:style style:name="TableColumn11" style:family="table-column">
      <style:table-column-properties style:column-width="2.0868in" style:use-optimal-column-width="false"/>
    </style:style>
    <style:style style:name="Table8" style:family="table">
      <style:table-properties style:width="6.2604in" fo:margin-left="0in" table:align="left"/>
    </style:style>
    <style:style style:name="TableRow12" style:family="table-row">
      <style:table-row-properties style:min-row-height="0.2083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Header" style:family="paragraph">
      <style:paragraph-properties fo:margin-left="-0.0798in">
        <style:tab-stops>
          <style:tab-stop style:type="center" style:position="3.2138in"/>
          <style:tab-stop style:type="right" style:position="6.3479in"/>
        </style:tab-stops>
      </style:paragraph-properties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Header" style:family="paragraph">
      <style:paragraph-properties fo:text-align="center"/>
    </style:style>
    <style:style style:name="TableCell17" style:family="table-cell">
      <style:table-cell-properties fo:border="none" style:writing-mode="lr-tb" fo:padding-top="0in" fo:padding-left="0.075in" fo:padding-bottom="0in" fo:padding-right="0.075in"/>
    </style:style>
    <style:style style:name="P18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P7">Structured conversation template on evaluating workload reduction for school staff</text:p>
      </style:header>
      <style:footer>
        <table:table table:style-name="Table8">
          <table:table-columns>
            <table:table-column table:style-name="TableColumn9"/>
            <table:table-column table:style-name="TableColumn10"/>
            <table:table-column table:style-name="TableColumn11"/>
          </table:table-column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/>
            </table:table-cell>
            <table:table-cell table:style-name="TableCell17">
              <text:p text:style-name="P1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UGHES, Claire8</meta:initial-creator>
    <dc:creator>HUGHES, Claire8</dc:creator>
    <meta:creation-date>2024-03-04T18:22:00Z</meta:creation-date>
    <dc:date>2024-03-04T18:22:00Z</dc:date>
    <meta:template xlink:href="Normal.dotm" xlink:type="simple"/>
    <meta:editing-cycles>2</meta:editing-cycles>
    <meta:editing-duration>PT0S</meta:editing-duration>
    <meta:user-defined meta:name="ContentTypeId">0x01010053952FBECA91DD43AE765197929192E4</meta:user-defined>
    <meta:user-defined meta:name="MediaServiceImageTags"/>
    <meta:document-statistic meta:page-count="1" meta:paragraph-count="1" meta:word-count="77" meta:character-count="515" meta:row-count="3" meta:non-whitespace-character-count="439"/>
  </office:meta>
</office:document-meta>
</file>